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5" draw:layer="layout" svg:width="3.651cm" svg:height="1.412cm" svg:x="6.712cm" svg:y="4.575cm">
          <text:p text:style-name="P1">Function</text:p>
          <draw:enhanced-geometry svg:viewBox="0 0 21600 21600" draw:extrusion="true" draw:type="rectangle" draw:enhanced-path="M 0 0 L 21600 0 21600 21600 0 21600 0 0 Z N"/>
        </draw:custom-shape>
        <draw:custom-shape draw:style-name="gr2" draw:text-style-name="P1" draw:id="id3" draw:layer="layout" svg:width="1.91cm" svg:height="1.596cm" svg:x="6.608cm" svg:y="14.588cm">
          <text:p text:style-name="P1">Tag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3.239cm" svg:height="1.505cm" svg:x="6.687cm" svg:y="2.594cm">
          <text:p text:style-name="P1">Variable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id="id1" draw:layer="layout" svg:width="3.239cm" svg:height="1.505cm" svg:x="0.635cm" svg:y="0.635cm">
          <text:p text:style-name="P1">Module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id="id4" draw:layer="layout" svg:width="7.573cm" svg:height="1.46cm" svg:x="6.687cm" svg:y="6.527cm">
          <text:p text:style-name="P1">Algebraic Data Type</text:p>
          <draw:enhanced-geometry svg:viewBox="0 0 21600 21600" draw:extrusion="true" draw:type="rectangle" draw:enhanced-path="M 0 0 L 21600 0 21600 21600 0 21600 0 0 Z N"/>
        </draw:custom-shape>
        <draw:connector draw:style-name="gr3" draw:layer="layout" draw:type="curve" svg:x1="3.874cm" svg:y1="1.387cm" svg:x2="6.687cm" svg:y2="1.365cm" draw:start-shape="id1" draw:end-shape="id2" draw:end-glue-point="3" svg:d="m3874 1387c2446 0 1040-22 2813-22">
          <text:p/>
        </draw:connector>
        <draw:custom-shape draw:style-name="gr1" draw:text-style-name="P1" draw:id="id6" draw:layer="layout" svg:width="2.753cm" svg:height="1.505cm" svg:x="6.661cm" svg:y="8.499cm">
          <text:p text:style-name="P1">Rule</text:p>
          <draw:enhanced-geometry svg:viewBox="0 0 21600 21600" draw:extrusion="true" draw:type="rectangle" draw:enhanced-path="M 0 0 L 21600 0 21600 21600 0 21600 0 0 Z N"/>
        </draw:custom-shape>
        <draw:custom-shape draw:style-name="gr2" draw:text-style-name="P1" draw:id="id8" draw:layer="layout" svg:width="3.879cm" svg:height="1.505cm" svg:x="6.635cm" svg:y="12.568cm">
          <text:p text:style-name="P1">Annotation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id="id7" draw:layer="layout" svg:width="2.19cm" svg:height="1.596cm" svg:x="6.687cm" svg:y="10.51cm">
          <text:p text:style-name="P1">Alias</text:p>
          <draw:enhanced-geometry svg:viewBox="0 0 21600 21600" draw:extrusion="true" draw:type="rectangle" draw:enhanced-path="M 0 0 L 21600 0 21600 21600 0 21600 0 0 Z N"/>
        </draw:custom-shape>
        <draw:line draw:style-name="gr3" draw:layer="layout" svg:x1="1.688cm" svg:y1="16.786cm" svg:x2="3.741cm" svg:y2="16.786cm">
          <text:p/>
        </draw:line>
        <draw:frame draw:style-name="gr4" draw:layer="layout" svg:width="4.925cm" svg:height="0.937cm" svg:x="4.333cm" svg:y="16.285cm">
          <draw:text-box>
            <text:p>= may-contain</text:p>
          </draw:text-box>
        </draw:frame>
        <draw:custom-shape draw:style-name="gr1" draw:text-style-name="P1" draw:id="id2" draw:layer="layout" svg:width="3.148cm" svg:height="1.46cm" svg:x="6.687cm" svg:y="0.635cm">
          <text:p text:style-name="P1">Import</text:p>
          <draw:enhanced-geometry svg:viewBox="0 0 21600 21600" draw:extrusion="true" draw:type="rectangle" draw:enhanced-path="M 0 0 L 21600 0 21600 21600 0 21600 0 0 Z N"/>
        </draw:custom-shape>
        <draw:connector draw:style-name="gr3" draw:layer="layout" draw:line-skew="-0.34cm" svg:x1="4.99cm" svg:y1="1.406cm" svg:x2="6.608cm" svg:y2="15.386cm" draw:end-shape="id3" svg:d="m4990 1406h219v13980h1399">
          <text:p/>
        </draw:connector>
        <draw:connector draw:style-name="gr3" draw:layer="layout" draw:type="line" svg:x1="5.274cm" svg:y1="7.252cm" svg:x2="6.687cm" svg:y2="7.257cm" draw:end-shape="id4" draw:end-glue-point="3" svg:d="m5274 7252 1413 5">
          <text:p/>
        </draw:connector>
        <draw:connector draw:style-name="gr3" draw:layer="layout" draw:type="line" svg:x1="5.195cm" svg:y1="5.221cm" svg:x2="6.712cm" svg:y2="5.281cm" draw:end-shape="id5" draw:end-glue-point="3" svg:d="m5195 5221 1517 60">
          <text:p/>
        </draw:connector>
        <draw:line draw:style-name="gr3" draw:layer="layout" svg:x1="5.248cm" svg:y1="3.349cm" svg:x2="6.75cm" svg:y2="3.335cm">
          <text:p/>
        </draw:line>
        <draw:connector draw:style-name="gr3" draw:layer="layout" draw:type="line" svg:x1="5.248cm" svg:y1="9.204cm" svg:x2="6.661cm" svg:y2="9.251cm" draw:end-shape="id6" svg:d="m5248 9204 1413 47">
          <text:p/>
        </draw:connector>
        <draw:connector draw:style-name="gr3" draw:layer="layout" draw:type="line" svg:x1="5.195cm" svg:y1="11.261cm" svg:x2="6.687cm" svg:y2="11.308cm" draw:end-shape="id7" draw:end-glue-point="3" svg:d="m5195 11261 1492 47">
          <text:p/>
        </draw:connector>
        <draw:connector draw:style-name="gr3" draw:layer="layout" draw:type="line" svg:x1="5.195cm" svg:y1="13.265cm" svg:x2="6.635cm" svg:y2="13.32cm" draw:end-shape="id8" draw:end-glue-point="3" svg:d="m5195 13265 1440 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3-11-20T08:45:33</meta:creation-date>
    <dc:date>2010-09-12T15:30:27</dc:date>
    <dc:language>en-US</dc:language>
    <meta:editing-cycles>22</meta:editing-cycles>
    <meta:editing-duration>PT03H34M44S</meta:editing-duration>
    <dc:creator>Paul Klint</dc:cre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